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Oriya" svg:font-family="'Noto Sans Oriya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15f5e2" officeooo:paragraph-rsid="0015f5e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officeooo:rsid="002055db" officeooo:paragraph-rsid="0032f14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officeooo:rsid="003418fa" officeooo:paragraph-rsid="0042d0d5" style:font-size-asian="10.5pt" style:font-size-complex="12pt"/>
    </style:style>
    <style:style style:name="P5" style:family="paragraph" style:parent-style-name="Subtitle">
      <style:paragraph-properties fo:keep-with-next="always"/>
      <style:text-properties style:font-name="Liberation Sans" fo:font-size="14pt" fo:language="ru" fo:country="RU" officeooo:paragraph-rsid="003191d0" style:font-name-asian="Noto Sans CJK SC" style:font-size-asian="14pt" style:font-name-complex="Noto Sans Devanagari1" style:font-size-complex="14pt"/>
    </style:style>
    <style:style style:name="P6" style:family="paragraph" style:parent-style-name="Subtitle">
      <style:paragraph-properties fo:keep-with-next="always"/>
      <style:text-properties fo:language="ru" fo:country="RU"/>
    </style:style>
    <style:style style:name="P7" style:family="paragraph" style:parent-style-name="Title">
      <style:text-properties fo:language="ru" fo:country="RU" officeooo:rsid="00136b27" officeooo:paragraph-rsid="00136b27"/>
    </style:style>
    <style:style style:name="T1" style:family="text">
      <style:text-properties style:font-name="Liberation Sans" fo:font-size="14pt" style:font-name-asian="Noto Sans CJK SC" style:font-size-asian="14pt" style:font-name-complex="Noto Sans Devanagari1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89ec2"/>
    </style:style>
    <style:style style:name="T4" style:family="text">
      <style:text-properties officeooo:rsid="001b06c1"/>
    </style:style>
    <style:style style:name="T5" style:family="text">
      <style:text-properties officeooo:rsid="00219c3e"/>
    </style:style>
    <style:style style:name="T6" style:family="text">
      <style:text-properties officeooo:rsid="0022a3a1"/>
    </style:style>
    <style:style style:name="T7" style:family="text">
      <style:text-properties officeooo:rsid="00284b8b"/>
    </style:style>
    <style:style style:name="T8" style:family="text">
      <style:text-properties officeooo:rsid="002ae23f"/>
    </style:style>
    <style:style style:name="T9" style:family="text">
      <style:text-properties style:text-line-through-style="none" style:text-line-through-type="none" style:text-position="0% 100%" officeooo:rsid="0022a3a1"/>
    </style:style>
    <style:style style:name="T10" style:family="text">
      <style:text-properties style:text-line-through-style="none" style:text-line-through-type="none" style:text-position="0% 100%" officeooo:rsid="002523bb"/>
    </style:style>
    <style:style style:name="T11" style:family="text">
      <style:text-properties style:text-line-through-style="none" style:text-line-through-type="none" style:text-position="0% 100%" officeooo:rsid="00259888"/>
    </style:style>
    <style:style style:name="T12" style:family="text">
      <style:text-properties style:text-line-through-style="none" style:text-line-through-type="none" style:text-position="0% 100%" officeooo:rsid="00284b8b"/>
    </style:style>
    <style:style style:name="T13" style:family="text">
      <style:text-properties officeooo:rsid="0035a9f2"/>
    </style:style>
    <style:style style:name="T14" style:family="text">
      <style:text-properties officeooo:rsid="0035c6f7"/>
    </style:style>
    <style:style style:name="T15" style:family="text">
      <style:text-properties officeooo:rsid="00371356"/>
    </style:style>
    <style:style style:name="T16" style:family="text">
      <style:text-properties officeooo:rsid="0037e9ce"/>
    </style:style>
    <style:style style:name="T17" style:family="text">
      <style:text-properties officeooo:rsid="00383373"/>
    </style:style>
    <style:style style:name="T18" style:family="text">
      <style:text-properties officeooo:rsid="00397813"/>
    </style:style>
    <style:style style:name="T19" style:family="text">
      <style:text-properties officeooo:rsid="0039e610"/>
    </style:style>
    <style:style style:name="T20" style:family="text">
      <style:text-properties officeooo:rsid="003ae1a7"/>
    </style:style>
    <style:style style:name="T21" style:family="text">
      <style:text-properties officeooo:rsid="003d4df3"/>
    </style:style>
    <style:style style:name="T22" style:family="text">
      <style:text-properties officeooo:rsid="003f2a73"/>
    </style:style>
    <style:style style:name="T23" style:family="text">
      <style:text-properties officeooo:rsid="00413e4c"/>
    </style:style>
    <style:style style:name="T24" style:family="text">
      <style:text-properties officeooo:rsid="0042d0d5"/>
    </style:style>
    <style:style style:name="T25" style:family="text">
      <style:text-properties officeooo:rsid="0043beee"/>
    </style:style>
    <style:style style:name="T26" style:family="text">
      <style:text-properties officeooo:rsid="0044a774"/>
    </style:style>
    <style:style style:name="T27" style:family="text">
      <style:text-properties officeooo:rsid="00458182"/>
    </style:style>
    <style:style style:name="T28" style:family="text">
      <style:text-properties officeooo:rsid="00470f82"/>
    </style:style>
    <style:style style:name="T29" style:family="text">
      <style:text-properties officeooo:rsid="00486d3d"/>
    </style:style>
    <style:style style:name="T30" style:family="text">
      <style:text-properties officeooo:rsid="004a2ad0"/>
    </style:style>
    <style:style style:name="T31" style:family="text">
      <style:text-properties officeooo:rsid="004c99fe"/>
    </style:style>
    <style:style style:name="T32" style:family="text">
      <style:text-properties officeooo:rsid="004cc9be"/>
    </style:style>
    <style:style style:name="T33" style:family="text">
      <style:text-properties officeooo:rsid="004d1b4b"/>
    </style:style>
    <style:style style:name="T34" style:family="text">
      <style:text-properties officeooo:rsid="004ef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РОЕКТ</text:p>
      <text:p text:style-name="P1"/>
      <text:p text:style-name="P6"><text:span text:style-name="T2">на </text:span><text:span text:style-name="T1">тему</text:span><text:span text:style-name="T2">:</text:span></text:p>
      <text:p text:style-name="P5">“<text:span text:style-name="T3">Создание </text:span><text:span text:style-name="T4">3д-модели окружения с помощью компьютерного зрения</text:span>”</text:p>
      <text:p text:style-name="P2"/>
      <text:p text:style-name="P3"><text:span text:style-name="T6">Для</text:span> современной робототехник<text:span text:style-name="T6">и</text:span> одной из <text:span text:style-name="T6">самых</text:span> перспективных технологий <text:span text:style-name="T5">является компьютерное зрение </text:span><text:span text:style-name="T6">(CV — computer vision)</text:span><text:span text:style-name="T5">. </text:span><text:span text:style-name="T6">В то время как существует множество различных датчиков, позволяющих роботам с высокой точностью воспринимать и взаимодействовать с окружающим пространством, с помощью камер и алгоритмов CV мобильные роботы </text:span><text:span text:style-name="T9">могут «</text:span><text:span text:style-name="T10">видеть» окружающий мир также, как человек. </text:span><text:span text:style-name="T11">Так, например, беспилотные автомобили способны анализировать окружающий трафик, </text:span><text:span text:style-name="T12">дорожные знаки и разметку в том же виде, как их воспр</text:span><text:span text:style-name="T7">инимает водитель. Возможность полноценно отталкиваться от привычной для человека визуальной информации позволяет мобильным роботам и беспилотным автомобилям принимать </text:span><text:span text:style-name="T8">свойственные находящемуся в аналогичной ситуации человеку решения.</text:span></text:p>
      <text:p text:style-name="P4">В то же время, хран<text:span text:style-name="T13">ение</text:span> информаци<text:span text:style-name="T13">и</text:span> об окружении <text:span text:style-name="T13">зачастую оказывается полезной способностью — в особенности для роботов, </text:span><text:span text:style-name="T14">действующих </text:span><text:span text:style-name="T15">в </text:span><text:span text:style-name="T14">медленно изменяющ</text:span><text:span text:style-name="T15">ихся</text:span><text:span text:style-name="T14"> или статичн</text:span><text:span text:style-name="T15">ых условиях окружающей среды. Так, </text:span><text:span text:style-name="T16">использование алгоритм</text:span><text:span text:style-name="T17">ов</text:span><text:span text:style-name="T16"> построения моделей на основе облаков точек позволяет роботу «помнить» </text:span><text:span text:style-name="T18">трехмерную информацию </text:span><text:span text:style-name="T19">о поверхностях внешних тел и оптимальн</text:span><text:span text:style-name="T32">о</text:span><text:span text:style-name="T19"> рассчитывать траектории собственного движения или перемещения звеньев. Также, </text:span><text:span text:style-name="T20">можно использовать схожие технологии в совокупности со специализированными алгоритмами или нейронными сетями для построения, анализа и хранения облаков точек окружения в реальном времени для подвижных и динамичных систем. При правильном подходе это позволит предсказывать перемещения внешних тел при их или собственном движении </text:span><text:span text:style-name="T21">(или в совокупности) и успешно работать в изменяющейся среде </text:span><text:span text:style-name="T22">не нанося ей </text:span><text:span text:style-name="T23">случайного </text:span><text:span text:style-name="T22">вреда.</text:span></text:p>
      <text:p text:style-name="P4"><text:span text:style-name="T24">Вышеупомянутая идея активно используется, </text:span><text:span text:style-name="T25">как </text:span><text:span text:style-name="T33">было </text:span><text:span text:style-name="T25">сказано,</text:span><text:span text:style-name="T24"> в беспилотных автомобилях и, как минимум, антропоморфных роботах, предназначенных </text:span><text:span text:style-name="T25">для работы в окружении людей. </text:span><text:span text:style-name="T26">Актуальность вопроса заключается в постоянном совершенствовании выбранных технологий для достижения наиболее удачного, безопасного и точного режима работы автоматизированных </text:span><text:span text:style-name="T34">систем</text:span><text:span text:style-name="T26"> и роботов. В связи с тем решено изучить существующие модели и программы и собрать проект, </text:span><text:span text:style-name="T27">позволяющий симулировать работу динамической системы распознавания и построения </text:span><text:span text:style-name="T28">3д-карты </text:span><text:span text:style-name="T29">элементов</text:span><text:span text:style-name="T28"> окружения с классификацией и распределением найденных </text:span><text:span text:style-name="T29">объектов</text:span><text:span text:style-name="T28">. </text:span><text:span text:style-name="T30">В перспективе, данную работу можно будет усовершенствовать до </text:span><text:span text:style-name="T31">возможности предсказывать поведение окруже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Oriya" svg:font-family="'Noto Sans Oriya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23:55:12.803981063</meta:creation-date>
    <dc:date>2024-08-19T01:28:53.732676737</dc:date>
    <meta:editing-duration>PT1H33M16S</meta:editing-duration>
    <meta:editing-cycles>51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6" meta:word-count="294" meta:character-count="2390" meta:non-whitespace-character-count="2100"/>
  </office:meta>
</office:document-meta>
</file>